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style:writing-mode="page"/>
    </style:style>
    <style:style style:name="P1" style:family="paragraph" style:parent-style-name="Standard">
      <style:text-properties officeooo:rsid="0007f318" officeooo:paragraph-rsid="0008cccf"/>
    </style:style>
    <style:style style:name="P2" style:family="paragraph" style:parent-style-name="Standard">
      <style:text-properties officeooo:rsid="00067097" officeooo:paragraph-rsid="0008cccf"/>
    </style:style>
    <style:style style:name="P3" style:family="paragraph" style:parent-style-name="Table_20_Contents">
      <style:text-properties officeooo:rsid="0007f318" officeooo:paragraph-rsid="0008cccf"/>
    </style:style>
    <style:style style:name="P4" style:family="paragraph" style:parent-style-name="Table_20_Contents">
      <style:text-properties officeooo:paragraph-rsid="0008cc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ood modularity means low coupling and high cohesion and not using global variables.</text:p>
      <text:p text:style-name="P2">The code was already pretty modular since it does not use any global variables, had high cohesion and low coupling. This was further imporved by lowering coupling as previously as the character_converter module was dependant on the get_neighbors module, so it did not make sense to have them as separate modules. So they were combined into one module.</text:p>
      <text:p text:style-name="P1">There is still some amount of coupling, as the generate maze functioncalls the character_converter function. But this is necessary as without the the program will fail to operate as required.</text:p>
      <text:p text:style-name="P1"/>
      <table:table table:name="Table1" table:style-name="Table1">
        <table:table-column table:style-name="Table1.A" table:number-columns-repeated="4"/>
        <table:table-row>
          <table:table-cell table:style-name="Table1.A1" office:value-type="string">
            <text:p text:style-name="P3">Item</text:p>
          </table:table-cell>
          <table:table-cell table:style-name="Table1.A1" office:value-type="string">
            <text:p text:style-name="P3">Checklist Question</text:p>
          </table:table-cell>
          <table:table-cell table:style-name="Table1.A1" office:value-type="string">
            <text:p text:style-name="P3">Yes/No</text:p>
          </table:table-cell>
          <table:table-cell table:style-name="Table1.A1" office:value-type="string">
            <text:p text:style-name="P3">Justification</text:p>
          </table:table-cell>
        </table:table-row>
        <table:table-row>
          <table:table-cell table:style-name="Table1.A1" table:number-columns-spanned="4" office:value-type="string">
            <text:p text:style-name="P3">Global Variables</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3">Low Coupling</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3">High Cohesion</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table:number-columns-spanned="4" office:value-type="string">
            <text:p text:style-name="P3">Redundancy/Reusability</text:p>
          </table:table-cell>
          <table:covered-table-cell/>
          <table:covered-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20T20:12:01.390280775</dc:date>
    <meta:editing-duration>PT35S</meta:editing-duration>
    <meta:editing-cycles>1</meta:editing-cycles>
    <meta:document-statistic meta:table-count="1" meta:image-count="0" meta:object-count="0" meta:page-count="1" meta:paragraph-count="11" meta:word-count="113" meta:character-count="730" meta:non-whitespace-character-count="628"/>
    <meta:generator>LibreOffice/7.3.7.2$Linux_X86_64 LibreOffice_project/30$Build-2</meta:generator>
  </office:meta>
</office:document-meta>
</file>